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suffix="." style:num-format="A" style:num-letter-sync="true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dpis1" style:master-page-name="MPF0" style:family="paragraph">
      <style:paragraph-properties/>
    </style:style>
    <style:style style:name="P14" style:parent-style-name="Nadpis2" style:family="paragraph">
      <style:paragraph-properties fo:margin-left="0.5in" fo:text-indent="-0.5in">
        <style:tab-stops>
          <style:tab-stop style:type="left" style:position="-0.1062in"/>
        </style:tab-stops>
      </style:paragraph-properties>
    </style:style>
    <style:style style:name="T15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6" style:parent-style-name="Standardnípísmoodstavce" style:family="text">
      <style:text-properties fo:language="cs" fo:country="CZ"/>
    </style:style>
    <style:style style:name="T17" style:parent-style-name="Standardnípísmoodstavce" style:family="text">
      <style:text-properties fo:language="cs" fo:country="CZ"/>
    </style:style>
    <style:style style:name="P18" style:parent-style-name="Nadpis2" style:family="paragraph">
      <style:paragraph-properties fo:margin-left="0.5in" fo:text-indent="-0.5in">
        <style:tab-stops>
          <style:tab-stop style:type="left" style:position="-0.1062in"/>
        </style:tab-stops>
      </style:paragraph-properties>
    </style:style>
    <style:style style:name="T19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20" style:parent-style-name="Standardnípísmoodstavce" style:family="text">
      <style:text-properties fo:language="cs" fo:country="CZ"/>
    </style:style>
    <style:style style:name="P21" style:parent-style-name="Nadpis2" style:family="paragraph">
      <style:paragraph-properties fo:margin-left="0.5in" fo:text-indent="-0.5in">
        <style:tab-stops>
          <style:tab-stop style:type="left" style:position="-0.1062in"/>
        </style:tab-stops>
      </style:paragraph-properties>
    </style:style>
    <style:style style:name="T22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23" style:parent-style-name="Standardnípísmoodstavce" style:family="text">
      <style:text-properties fo:language="cs" fo:country="CZ"/>
    </style:style>
    <style:style style:name="T24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25" style:parent-style-name="Standardnípísmoodstavce" style:family="text">
      <style:text-properties fo:language="cs" fo:country="CZ"/>
    </style:style>
    <style:style style:name="T26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27" style:parent-style-name="Standardnípísmoodstavce" style:family="text">
      <style:text-properties fo:language="cs" fo:country="CZ"/>
    </style:style>
    <style:style style:name="T28" style:parent-style-name="Standardnípísmoodstavce" style:family="text">
      <style:text-properties fo:language="cs" fo:country="CZ"/>
    </style:style>
    <style:style style:name="T29" style:parent-style-name="Standardnípísmoodstavce" style:family="text">
      <style:text-properties fo:language="cs" fo:country="CZ"/>
    </style:style>
    <style:style style:name="T30" style:parent-style-name="Standardnípísmoodstavce" style:family="text">
      <style:text-properties fo:language="cs" fo:country="CZ"/>
    </style:style>
    <style:style style:name="T31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32" style:parent-style-name="Standardnípísmoodstavce" style:family="text">
      <style:text-properties fo:language="cs" fo:country="CZ"/>
    </style:style>
    <style:style style:name="T33" style:parent-style-name="Standardnípísmoodstavce" style:family="text">
      <style:text-properties fo:language="cs" fo:country="CZ"/>
    </style:style>
    <style:style style:name="T34" style:parent-style-name="Standardnípísmoodstavce" style:family="text">
      <style:text-properties fo:language="cs" fo:country="CZ"/>
    </style:style>
    <style:style style:name="T35" style:parent-style-name="Standardnípísmoodstavce" style:family="text">
      <style:text-properties fo:language="cs" fo:country="CZ"/>
    </style:style>
    <style:style style:name="T36" style:parent-style-name="Standardnípísmoodstavce" style:family="text">
      <style:text-properties fo:language="cs" fo:country="CZ"/>
    </style:style>
    <style:style style:name="T37" style:parent-style-name="Standardnípísmoodstavce" style:family="text">
      <style:text-properties fo:language="cs" fo:country="CZ"/>
    </style:style>
    <style:style style:name="T38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39" style:parent-style-name="Standardnípísmoodstavce" style:family="text">
      <style:text-properties fo:language="cs" fo:country="CZ"/>
    </style:style>
    <style:style style:name="T40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41" style:parent-style-name="Standardnípísmoodstavce" style:family="text">
      <style:text-properties fo:language="cs" fo:country="CZ"/>
    </style:style>
    <style:style style:name="T42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43" style:parent-style-name="Standardnípísmoodstavce" style:family="text">
      <style:text-properties fo:language="cs" fo:country="CZ"/>
    </style:style>
    <style:style style:name="T44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45" style:parent-style-name="Standardnípísmoodstavce" style:family="text">
      <style:text-properties fo:language="cs" fo:country="CZ"/>
    </style:style>
    <style:style style:name="T46" style:parent-style-name="Standardnípísmoodstavce" style:family="text">
      <style:text-properties fo:language="cs" fo:country="CZ"/>
    </style:style>
    <style:style style:name="T47" style:parent-style-name="Standardnípísmoodstavce" style:family="text">
      <style:text-properties fo:language="cs" fo:country="CZ"/>
    </style:style>
    <style:style style:name="T48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49" style:parent-style-name="Standardnípísmoodstavce" style:family="text">
      <style:text-properties fo:language="cs" fo:country="CZ"/>
    </style:style>
    <style:style style:name="P50" style:parent-style-name="Textpozn.podčarou" style:family="paragraph">
      <style:paragraph-properties fo:margin-top="0in" fo:margin-bottom="0in"/>
    </style:style>
    <style:style style:name="T51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52" style:parent-style-name="Standardnípísmoodstavce" style:family="text">
      <style:text-properties fo:language="cs" fo:country="CZ"/>
    </style:style>
    <style:style style:name="T53" style:parent-style-name="Standardnípísmoodstavce" style:family="text">
      <style:text-properties fo:language="cs" fo:country="CZ"/>
    </style:style>
    <style:style style:name="T54" style:parent-style-name="Standardnípísmoodstavce" style:family="text">
      <style:text-properties fo:language="cs" fo:country="CZ"/>
    </style:style>
    <style:style style:name="T55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56" style:parent-style-name="Standardnípísmoodstavce" style:family="text">
      <style:text-properties fo:font-weight="bold" style:font-weight-asian="bold" fo:font-size="11.5pt" style:font-size-asian="11.5pt" style:font-size-complex="12pt"/>
    </style:style>
    <style:style style:name="T57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58" style:parent-style-name="Standardnípísmoodstavce" style:family="text">
      <style:text-properties fo:font-weight="bold" style:font-weight-asian="bold" fo:font-size="11.5pt" style:font-size-asian="11.5pt" style:font-size-complex="12pt"/>
    </style:style>
    <style:style style:name="T59" style:parent-style-name="Standardnípísmoodstavce" style:family="text">
      <style:text-properties fo:font-weight="bold" style:font-weight-asian="bold" fo:font-size="11.5pt" style:font-size-asian="11.5pt" style:font-size-complex="12pt"/>
    </style:style>
    <style:style style:name="T60" style:parent-style-name="Standardnípísmoodstavce" style:family="text">
      <style:text-properties fo:font-weight="bold" style:font-weight-asian="bold" fo:font-size="11.5pt" style:font-size-asian="11.5pt" style:font-size-complex="12pt"/>
    </style:style>
    <style:style style:name="T61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62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63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64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65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66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67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68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69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70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71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72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73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74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75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76" style:parent-style-name="Standardnípísmoodstavce" style:family="text">
      <style:text-properties fo:font-weight="bold" style:font-weight-asian="bold" fo:font-size="11.5pt" style:font-size-asian="11.5pt" style:font-size-complex="12pt" fo:language="cs" fo:country="CZ"/>
    </style:style>
    <style:style style:name="T77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78" style:parent-style-name="Standardnípísmoodstavce" style:family="text">
      <style:text-properties fo:language="cs" fo:country="CZ"/>
    </style:style>
    <style:style style:name="T79" style:parent-style-name="Standardnípísmoodstavce" style:family="text">
      <style:text-properties fo:language="cs" fo:country="CZ"/>
    </style:style>
    <style:style style:name="T80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81" style:parent-style-name="Standardnípísmoodstavce" style:family="text">
      <style:text-properties fo:language="cs" fo:country="CZ"/>
    </style:style>
    <style:style style:name="T82" style:parent-style-name="Standardnípísmoodstavce" style:family="text">
      <style:text-properties fo:language="cs" fo:country="CZ"/>
    </style:style>
    <style:style style:name="T83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84" style:parent-style-name="Standardnípísmoodstavce" style:family="text">
      <style:text-properties fo:language="cs" fo:country="CZ"/>
    </style:style>
    <style:style style:name="T85" style:parent-style-name="Standardnípísmoodstavce" style:family="text">
      <style:text-properties fo:language="cs" fo:country="CZ"/>
    </style:style>
    <style:style style:name="T86" style:parent-style-name="Standardnípísmoodstavce" style:family="text">
      <style:text-properties fo:language="cs" fo:country="CZ"/>
    </style:style>
    <style:style style:name="T87" style:parent-style-name="Standardnípísmoodstavce" style:family="text">
      <style:text-properties fo:language="cs" fo:country="CZ"/>
    </style:style>
    <style:style style:name="T88" style:parent-style-name="Standardnípísmoodstavce" style:family="text">
      <style:text-properties fo:language="cs" fo:country="CZ"/>
    </style:style>
    <style:style style:name="T89" style:parent-style-name="Silné" style:family="text">
      <style:text-properties fo:font-weight="normal" style:font-weight-asian="normal"/>
    </style:style>
    <style:style style:name="T90" style:parent-style-name="Silné" style:family="text">
      <style:text-properties fo:font-weight="normal" style:font-weight-asian="normal"/>
    </style:style>
    <style:style style:name="T91" style:parent-style-name="Silné" style:family="text">
      <style:text-properties fo:font-weight="normal" style:font-weight-asian="normal"/>
    </style:style>
    <style:style style:name="T92" style:parent-style-name="Silné" style:family="text">
      <style:text-properties fo:font-weight="normal" style:font-weight-asian="normal"/>
    </style:style>
    <style:style style:name="T93" style:parent-style-name="Silné" style:family="text">
      <style:text-properties fo:font-weight="normal" style:font-weight-asian="normal"/>
    </style:style>
    <style:style style:name="T94" style:parent-style-name="Silné" style:family="text">
      <style:text-properties fo:font-weight="normal" style:font-weight-asian="normal"/>
    </style:style>
    <style:style style:name="T95" style:parent-style-name="Silné" style:family="text">
      <style:text-properties fo:font-weight="normal" style:font-weight-asian="normal"/>
    </style:style>
    <style:style style:name="T96" style:parent-style-name="Silné" style:family="text">
      <style:text-properties fo:font-weight="normal" style:font-weight-asian="normal"/>
    </style:style>
    <style:style style:name="T97" style:parent-style-name="Silné" style:family="text">
      <style:text-properties fo:font-weight="normal" style:font-weight-asian="normal"/>
    </style:style>
    <style:style style:name="T98" style:parent-style-name="Silné" style:family="text">
      <style:text-properties fo:font-weight="normal" style:font-weight-asian="normal"/>
    </style:style>
    <style:style style:name="T99" style:parent-style-name="Silné" style:family="text">
      <style:text-properties fo:font-weight="normal" style:font-weight-asian="normal"/>
    </style:style>
    <style:style style:name="T100" style:parent-style-name="Silné" style:family="text">
      <style:text-properties fo:font-weight="normal" style:font-weight-asian="normal"/>
    </style:style>
    <style:style style:name="T101" style:parent-style-name="Silné" style:family="text">
      <style:text-properties fo:font-weight="normal" style:font-weight-asian="normal"/>
    </style:style>
    <style:style style:name="T102" style:parent-style-name="Silné" style:family="text">
      <style:text-properties fo:font-weight="normal" style:font-weight-asian="normal"/>
    </style:style>
    <style:style style:name="T103" style:parent-style-name="Silné" style:family="text">
      <style:text-properties fo:font-weight="normal" style:font-weight-asian="normal"/>
    </style:style>
    <style:style style:name="T104" style:parent-style-name="Silné" style:family="text">
      <style:text-properties fo:font-weight="normal" style:font-weight-asian="normal"/>
    </style:style>
    <style:style style:name="T105" style:parent-style-name="Silné" style:family="text">
      <style:text-properties fo:font-weight="normal" style:font-weight-asian="normal"/>
    </style:style>
    <style:style style:name="T106" style:parent-style-name="Silné" style:family="text">
      <style:text-properties fo:font-weight="normal" style:font-weight-asian="normal"/>
    </style:style>
    <style:style style:name="T107" style:parent-style-name="Silné" style:family="text">
      <style:text-properties fo:font-weight="normal" style:font-weight-asian="normal"/>
    </style:style>
    <style:style style:name="T108" style:parent-style-name="Silné" style:family="text">
      <style:text-properties fo:font-weight="normal" style:font-weight-asian="normal"/>
    </style:style>
    <style:style style:name="T109" style:parent-style-name="Silné" style:family="text">
      <style:text-properties fo:font-weight="normal" style:font-weight-asian="normal"/>
    </style:style>
    <style:style style:name="T110" style:parent-style-name="Silné" style:family="text">
      <style:text-properties fo:font-weight="normal" style:font-weight-asian="normal"/>
    </style:style>
    <style:style style:name="T111" style:parent-style-name="Silné" style:family="text">
      <style:text-properties fo:font-weight="normal" style:font-weight-asian="normal"/>
    </style:style>
    <style:style style:name="T112" style:parent-style-name="Silné" style:family="text">
      <style:text-properties fo:font-weight="normal" style:font-weight-asian="normal"/>
    </style:style>
    <style:style style:name="T113" style:parent-style-name="Silné" style:family="text">
      <style:text-properties fo:font-weight="normal" style:font-weight-asian="normal"/>
    </style:style>
    <style:style style:name="T114" style:parent-style-name="Silné" style:family="text">
      <style:text-properties fo:font-weight="normal" style:font-weight-asian="normal"/>
    </style:style>
    <style:style style:name="T115" style:parent-style-name="Silné" style:family="text">
      <style:text-properties fo:font-weight="normal" style:font-weight-asian="normal"/>
    </style:style>
    <style:style style:name="T116" style:parent-style-name="Silné" style:family="text">
      <style:text-properties fo:font-weight="normal" style:font-weight-asian="normal"/>
    </style:style>
    <style:style style:name="T117" style:parent-style-name="Silné" style:family="text">
      <style:text-properties fo:font-weight="normal" style:font-weight-asian="normal"/>
    </style:style>
    <style:style style:name="T118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19" style:parent-style-name="Standardnípísmoodstavce" style:family="text">
      <style:text-properties fo:language="cs" fo:country="CZ"/>
    </style:style>
    <style:style style:name="T120" style:parent-style-name="Standardnípísmoodstavce" style:family="text">
      <style:text-properties fo:language="cs" fo:country="CZ"/>
    </style:style>
    <style:style style:name="T121" style:parent-style-name="Standardnípísmoodstavce" style:family="text">
      <style:text-properties fo:language="cs" fo:country="CZ"/>
    </style:style>
    <style:style style:name="T122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23" style:parent-style-name="Standardnípísmoodstavce" style:family="text">
      <style:text-properties fo:language="cs" fo:country="CZ"/>
    </style:style>
    <style:style style:name="T124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25" style:parent-style-name="Standardnípísmoodstavce" style:family="text">
      <style:text-properties fo:language="cs" fo:country="CZ"/>
    </style:style>
    <style:style style:name="T126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27" style:parent-style-name="Standardnípísmoodstavce" style:family="text">
      <style:text-properties fo:language="cs" fo:country="CZ"/>
    </style:style>
    <style:style style:name="T128" style:parent-style-name="Standardnípísmoodstavce" style:family="text">
      <style:text-properties fo:language="cs" fo:country="CZ"/>
    </style:style>
    <style:style style:name="T129" style:parent-style-name="Standardnípísmoodstavce" style:family="text">
      <style:text-properties fo:language="cs" fo:country="CZ"/>
    </style:style>
    <style:style style:name="T130" style:parent-style-name="Standardnípísmoodstavce" style:family="text">
      <style:text-properties fo:language="cs" fo:country="CZ"/>
    </style:style>
    <style:style style:name="P131" style:parent-style-name="Nadpis2" style:family="paragraph">
      <style:paragraph-properties fo:margin-left="0.5in" fo:text-indent="-0.5in">
        <style:tab-stops>
          <style:tab-stop style:type="left" style:position="-0.1062in"/>
        </style:tab-stops>
      </style:paragraph-properties>
    </style:style>
  </office:automatic-styles>
  <office:body>
    <office:text text:use-soft-page-breaks="true">
      <text:h text:style-name="P1" text:outline-level="1">Zpráva<text:s/>o šetření</text:h>
      <text:h text:style-name="Nadpis1" text:outline-level="1">ve věci<text:s/>chovu zvířat<text:s/>a fungování<text:s/>sdružení<text:s/>K. o., z. s.</text:h>
      <text:p text:style-name="Základnítext">Na veřejného ochránce práv<text:s/>se<text:s/>xxx XY, bytem<text:s/>XXX<text:s/>(dále také „XY“),<text:s/>s podnětem<text:s/>k prošetření postupu<text:s/>Městského úřadu Slavkov<text:s/>u Brna, obecního<text:s/>živnostenského<text:s/>úřadu<text:s/>(dále jen „živnostenský úřad“), Krajské veterinární správy<text:s/>SVS<text:s/>pro Jihomoravský kraj (dále jen „veterinární správa“), Krajského úřadu Jihomoravského kraje, odboru<text:s/>správního<text:s/>a Krajského<text:s/>živnostenského<text:s/>úřadu<text:s/>(dále jen „krajský úřad“),<text:s/>v záležitosti chovu paní<text:s/>I. N.<text:s/>(dále jen „chovatelka“)<text:s/>a fungování<text:s/>sdružení<text:s/>K. o., z. s., se sídlem<text:s/>č. p.<text:s/>xxx<text:s/>(dále jen „sdružení“).</text:p>
      <text:p text:style-name="Základnítext">Vyřízení podnětu jsem se<text:s/>na základě pověření veřejné ochránkyně práv Mgr. Anny Šabatové, Ph.D., ujal já, neboť<text:s/>na mě přenesla svoji působnost<text:s/>v oblasti<text:s/>stavebního řádu,<text:s/>životního prostředí,<text:s/>živnostenského podnikání<text:s/>a veřejných sbírek,<text:s/>do níž podnět spadá.</text:p>
      <text:h text:style-name="P14" text:outline-level="2">Shrnutí závěrů</text:h>
      <text:p text:style-name="Základnítext">Ačkoli<text:s/>právní úprava<text:s/>před 1. 11. 2017 výslovně nedefinovala pojem<text:s/>„útulek“,<text:s/>podle<text:s/>výkladu<text:s/>Ministerstva<text:s/>zemědělství<text:s/>bylo nutné<text:s/>za útulek považovat všechna zařízení, která poskytovala péči toulavým nebo opuštěným zvířatům<text:s/>v lidské péči, bez ohledu<text:s/>na to, zda bylo slovo „útulek“ obsaženo<text:s/>v jejich názvu.<text:s/>Veterinární správa<text:s/>provedla kontrolu, avšak dostatečně neposoudila, zda se jedná<text:s/>o útulek,<text:s/>či zájmový chov. Postupovala<text:s/>proto<text:s/>v rozporu<text:s/>s vyšetřovací zásadou.</text:p>
      <text:p text:style-name="Základnítext">Ten, kdo bude stavbu nebo zařízení používat jako útulek<text:s/>pro zvířata,<text:s/>si musí vyžádat posudek Státní veterinární správy<text:s/>[§ 56 odst. 1 písm. b) veterinárního zákona<text:span text:style-name="Značkapozn.podčarou"><text:note text:note-class="footnote" text:id="_ftn0"><text:note-citation>1</text:note-citation><text:note-body><text:p text:style-name="Textpozn.podčarou"><text:s/><text:span text:style-name="T15"><text:tab/></text:span><text:span text:style-name="T16">Z</text:span>ákon<text:s/>č. 166/1999 Sb.,<text:s/>o veterinární péči<text:s/>a o změně některých souvisejících zákonů (veterinární zákon)<text:span text:style-name="T17">.</text:span></text:p></text:note-body></text:note></text:span>].<text:s/>Tento závazný posudek je podkladem<text:s/>ve stavebním řízení,<text:s/>pro ohlášení stavby<text:s/>a pro vydání kolaudačního souhlasu. Veterinární správa<text:s/>takový<text:s/>posudek<text:s/>v minulosti nevydala.<text:s/>Protože<text:s/>je<text:s/>útulek<text:s/>provozován<text:s/>ve stavbě kolaudované jako rodinný dům, měla veterinární správa požádat<text:s/>příslušný stavební úřad<text:s/>o součinnost<text:s/>za účelem prověření, zda jsou dodržovány<text:s/>stavebně<text:s/>právní předpisy.</text:p>
      <text:p text:style-name="Základnítext">Krajská veterinární správa je odborným orgánem, jejímž úkolem je mimo jiné posouzení kondice, zdravotního stavu<text:s/>a pohody chovaných zvířat.<text:s/>V protokolu<text:s/>z kontrolní prohlídky veterinární správa<text:s/>ke zdravotnímu stavu chovaných zvířat obecně uvedla, že byla<text:s/>v dobrém zdravotním<text:s/>a výživném stavu.<text:s/>Totožný obecný závěr učinila také<text:s/>v protokolu<text:s/>z druhé kontrolní prohlídky<text:s/>ke zdravotnímu stavu koček.<text:s/>Veterinární správa pochybila, když dostatečně konkrétně nepopsala<text:s/>a neověřila zdravotní stav chovaných zvířat.</text:p>
      <text:p text:style-name="Základnítext">Příloha<text:s/>č. 4 nařízení vlády České republiky<text:s/>o obsahových<text:s/>náplních jednotlivých živností<text:s/>obor činnosti<text:s/>č. 5 Chov zvířat<text:s/>a jejich výcvik (s výjimkou živočišné výroby) vymezuje mimo jiné jako provozování útulků<text:s/>a jiných obdobných zařízení pečujících<text:s/>o zvířata.<text:s/>Sdružení<text:s/>nemá dle veřejně dostupných informací tuto živnost zapsanou.<text:s/>Živnostenský úřad<text:s/>nesprávně pomíjí,<text:s/>že je<text:s/>v nemovitosti provozována živnost bez patřičného živnostenského oprávnění.<text:s/><text:soft-page-break/>Ve věci stížnosti<text:s/>na nevhodné chování pověřené úřednice živnostenského úřadu<text:s/>a porušení mlčenlivosti jsem<text:s/>závěry<text:s/>živnostenského úřadu<text:s/>a krajského úřadu přijal.</text:p>
      <text:h text:style-name="P18" text:outline-level="2">Skutková zjištění</text:h>
      <text:p text:style-name="Základnítext">Ve svém zjištění vycházím<text:s/>z informací, které jsem získal<text:s/>od XY,<text:s/>živnostenského úřadu, veterinární správy<text:s/>a krajského úřadu.<text:s/>Vycházím také<text:s/>z veřejně dostupných informací<text:s/>z internetu.<text:s/>Pro účely svého šetření shrnuji dále pouze nejpodstatnější skutečnosti. Další skutečnosti významné<text:s/>z hlediska mého hodnocení uvedu až<text:s/>v části C. této zprávy.</text:p>
      <text:p text:style-name="Základnítext">Předmětem stížnosti byly podmínky chovu chovatelky<text:s/>a fungování<text:s/>a chov<text:s/>sdružení.<text:s/>XY<text:s/>xxx.<text:s/>XY<text:s/>poukazuje<text:s/>na skutečnost, že<text:s/>sdružení<text:s/>fakticky svou činnost provozovalo<text:s/>v nemovitosti<text:s/>na adrese<text:s/>xxx<text:s/>(dále jen „nemovitost“), která je kolaudovaná jako rodinný dům.<text:s/>Do nemovitosti<text:s/>XY<text:s/>xxx.<text:s/>Xxx<text:s/>pouze<text:s/>na zahradě,<text:s/>kde jsou kotce<text:s/>pro kočky.</text:p>
      <text:p text:style-name="Základnítext">XY<text:s/>xxx, že<text:s/>sdružení<text:s/>funguje jako útulek,<text:s/>a proto by měl plnit všechny povinnosti, které útulkům<text:s/>z platné legislativy plynou.<text:s/>Xxx,<text:s/>že zvířata zde nebyla<text:s/>chována<text:s/>ve vhodných podmínkách.<text:s/>Xxx,<text:s/>že docházelo<text:s/>k častému úhynu zvířat<text:s/>a nebylo<text:s/>zřejmé, jak<text:s/>sdružení<text:s/>či chovatelka<text:s/>s kadávery<text:s/>následně nakládají.<text:s/>Rovněž<text:s/>xxx<text:s/>podezření, že jde<text:s/>fakticky<text:s/>o provozování<text:s/>množírny.</text:p>
      <text:p text:style-name="Základnítext">Sdružení<text:s/>na svých facebookových stránkách prezentovalo<text:s/>svou<text:s/>činnost<text:s/>jako veškerou péči<text:s/>o opuštěná, zraněná, nemocná<text:s/>a týraná zvířata, kastrační program, hledání zodpovědných osvojitelů, snižování populace bezprizorních<text:s/>a nemocných koček žijících<text:s/>na ulici.<text:s/>Navzdory těmto veřejně prezentovaným skutečnostem<text:s/>chovatelka<text:s/>při kontrole veterinární správy<text:s/>v nemovitosti<text:s/>provedené dne 23. 9. 2016 tvrdila, že se nejedná<text:s/>o útulek, ale<text:s/>o její zájmový chov.<text:s/>Veterinární správa akceptovala tvrzení chovatelky, že chov nepatří<text:s/>sdružení, ale jí samotné.</text:p>
      <text:p text:style-name="Základnítext">S<text:s/>tímto závěrem<text:s/>XY xxx<text:s/>zejména sdělení krajského úřadu<text:span text:style-name="Značkapozn.podčarou"><text:note text:note-class="footnote" text:id="_ftn1"><text:note-citation>2</text:note-citation><text:note-body><text:p text:style-name="Textpozn.podčarou"><text:s/><text:span text:style-name="T19"><text:tab/></text:span><text:span text:style-name="T20">Sdělení ze dne 1. 2. 2017.</text:span></text:p></text:note-body></text:note></text:span>, podle kterého<text:s/>sdružení<text:s/>při vyúčtování veřejné sbírky dokládá krajskému úřadu faktury<text:s/>svědčící<text:s/>o účelu<text:s/>využívání finančních prostředků<text:s/>a jejich<text:s/>objemu.<text:s/>Sdružení<text:s/>každoročně dokládalo<text:s/>krajskému úřadu<text:s/>vyúčtování veřejné<text:s/>sbírky<text:s/>a doklady<text:s/>prokazující<text:s/>využívání výtěžku sbírky touto<text:s/>právnickou<text:s/>osobou.<text:s/>Účelem veřejné sbírky je<text:s/>získání dobrovolných finančních prostředků<text:s/>na úhradu veškeré veterinární péče<text:s/>pro zvířata bez domova či<text:s/>v péči<text:s/>sdružení, kastrační program, krmivo, stelivo<text:s/>a ostatní potřeby<text:s/>pro péči<text:s/>o zvířata, stavební úpravy<text:s/>pro zajištění provozu útulku.<text:s/>Krajský úřad zjistil, že<text:s/>sdružení<text:s/>využívá celý výtěžek veřejné sbírky<text:s/>v souladu<text:s/>s výše uvedeným účelem.<text:s/>XY<text:s/>pořádání jednotlivých veřejných sbírek<text:s/>xxx.<text:s/>Xxx<text:s/>však<text:s/>podezření, že získané finanční prostředky nejsou použity<text:s/>k určenému účelu.<text:s/>Xxx.<text:s/>Xxx.<text:s/>Xxx.</text:p>
      <text:p text:style-name="Základnítext">XY<text:s/>a také<text:s/>xxx<text:s/>nesouhlas<text:s/>s postupem živnostenského úřadu, který byl přítomný kontrole veterinární správy.<text:s/>Xxx, že<text:s/>se domnívá, že<text:s/>je<text:s/>v nemovitosti<text:s/>neoprávněně provozována<text:s/>živnost provozování útulku.<text:s/>S touto otázkou se živnostenský úřad řádně nevypořádal.</text:p>
      <text:p text:style-name="Základnítext">XY<text:s/>dále<text:s/>xxx<text:s/>s vyřízením její stížnosti<text:s/>ze dne 14. 11. 2016<text:s/>vedoucí<text:s/>živnostenského úřadu.<text:s/>Xxx<text:s/>nevhodné chování<text:s/>a porušení mlčenlivosti úřednicí živnostenského úřadu.<text:s/>Ačkoli<text:s/>xxx<text:s/><text:soft-page-break/>anonymní podnět, pověřená úřednice<text:s/>při kontrolní prohlídce veterinární správy<text:s/>a živnostenského úřadu<text:s/>nedbala ochrany údajů<text:s/>o osobě podatele.<text:s/>Nadřízená úřednice stížnost vyřídila se závěrem, že jméno<text:s/>XY<text:s/>uvedla<text:s/>při kontrolní prohlídce<text:s/>veterinářka spolupracující se<text:s/>sdružením, nikoliv úřednice.<text:s/>XY<text:s/>se<text:s/>xxx<text:s/>v této věci rovněž<text:s/>na krajský úřad.</text:p>
      <text:h text:style-name="P21" text:outline-level="2">Právní hodnocení</text:h>
      <text:p text:style-name="Základnítext">Hodnocení odborných otázek spojených zejména<text:s/>s posouzením<text:s/>podmínek chovu<text:s/>a případného týrání<text:s/>mi nepřísluší.<text:s/>Ve svém šetření se zaměřuji<text:s/>na posouzení otázek právních, tj. hodnocení, zda<text:s/>jsou<text:s/>postupy úřadů souladné<text:s/>s právem<text:s/>a principy dobré správy. Jestliže se správní úřady<text:s/>s odbornými otázkami přesvědčivě vypořádají<text:s/>a své závěry odpovídajícím způsobem také zdůvodní, nemám důvod jejich postupy rozporovat, neboť<text:s/>k tomu nedisponuji příslušnou odborností.</text:p>
      <text:h text:style-name="Nadpis3" text:outline-level="3">Posouzení postupu<text:s/>veterinární správy</text:h>
      <text:h text:style-name="Nadpis4" text:outline-level="4">Posouzení péče<text:s/>o zvířata</text:h>
      <text:p text:style-name="Základnítext">Ve vyjádření<text:s/>ze dne 8. 6. 2017<text:span text:style-name="Značkapozn.podčarou"><text:note text:note-class="footnote" text:id="_ftn2"><text:note-citation>3</text:note-citation><text:note-body><text:p text:style-name="Textpozn.podčarou"><text:s/><text:span text:style-name="T22"><text:tab/></text:span><text:span text:style-name="T23">Č. j. SVS/2017/070264-B.</text:span></text:p></text:note-body></text:note></text:span><text:s/>mě ředitel veterinární správy informoval, že<text:s/>sdružení<text:s/>není evidováno<text:s/>jako útulek<text:s/>pro zvířata.<text:s/>V nemovitosti<text:s/>je<text:s/>dle kontrolního zjištění<text:s/>ze dne<text:s/>23. 9. 2016<text:s/>(první kontrola)<text:s/>zájmový chov koček<text:s/>a psů<text:s/>v počtu 12 psů<text:s/>a 250 koček.<text:s/>O provoz<text:s/>zájmového chovu<text:s/>se stará chovatelka<text:s/>a dobrovolníci. Ředitel mi dále sdělil, že fungování<text:s/>sdružení<text:s/>nebylo předmětem kontroly<text:s/>ze strany veterinární správy.<text:s/>Veterinární správa uvedla, že<text:s/>z anonymního podnětu nebylo zřejmé, že by<text:s/>v nemovitosti byla chována zvířata „dvojího druhu“<text:s/>– tzv. zvířata<text:s/>sdružení<text:s/>a zvířata vlastního zájmového chovu chovatelky.<text:s/>Ředitel<text:s/>veterinární správy<text:s/>mě informoval, že veterinární správa<text:s/>neměla<text:s/>v době kontroly<text:s/>k dispozici<text:s/>informace<text:s/>o konání veřejných sbírek<text:s/>a že tato záležitost<text:s/>nespadá<text:s/>do kompetence veterinární správy.<text:s/>Kontrola byla zaměřena<text:s/>na prověření podmínek chovu (tzv. welfare zvířat)<text:s/>a poskytování veterinární péče.<text:s/>V tomto ohledu veterinární správa nezjistila porušení veterinárního zákona<text:span text:style-name="Značkapozn.podčarou"><text:note text:note-class="footnote" text:id="_ftn3"><text:note-citation>4</text:note-citation><text:note-body><text:p text:style-name="Textpozn.podčarou"><text:s/><text:span text:style-name="T24"><text:tab/></text:span><text:span text:style-name="T25">Zákon č. 166/1999 Sb., o veterinární péči a o změně některých souvisejících zákonů (veterinární zákon).</text:span></text:p></text:note-body></text:note></text:span><text:s/>a zákona<text:s/>na ochranu zvířat proti týrání<text:span text:style-name="Značkapozn.podčarou"><text:note text:note-class="footnote" text:id="_ftn4"><text:note-citation>5</text:note-citation><text:note-body><text:p text:style-name="Textpozn.podčarou"><text:s/><text:span text:style-name="T26"><text:tab/></text:span><text:span text:style-name="T27">Z</text:span><text:span text:style-name="T28">ákon č. 246/1992 Sb., na ochranu</text:span><text:span text:style-name="T29"><text:s/>zvířat proti týrán</text:span><text:span text:style-name="T30">í, ve znění pozdějších předpisů.</text:span></text:p></text:note-body></text:note></text:span>.<text:s/>K závěru<text:s/>Ministerstva zemědělství<text:span text:style-name="Značkapozn.podčarou"><text:note text:note-class="footnote" text:id="_ftn5"><text:note-citation>6</text:note-citation><text:note-body><text:p text:style-name="Textpozn.podčarou"><text:s/><text:span text:style-name="T31"><text:tab/></text:span><text:span text:style-name="T32">Vyjádření</text:span><text:span text:style-name="T33"><text:s/>k </text:span><text:span text:style-name="T34">problematice zřizování útulků</text:span><text:span text:style-name="T35"><text:s/>a </text:span><text:span text:style-name="T36">tzv. depozit</text:span><text:span text:style-name="T37"><text:s/>ze dne 2. 6. 2010, č. j. 16739/2010-17210.</text:span></text:p></text:note-body></text:note></text:span><text:s/>o nutnosti dodržovat podmínky stanovené právními předpisy<text:s/>pro provozování<text:s/>útulků,<text:s/>i když nejsou výslovně<text:s/>za útulek označena,<text:s/>pokud poskytují péči<text:s/>toulavým<text:s/>a opuštěným zvířatům,<text:s/>ředitel veterinární správy uvedl, že<text:s/>v současné době pojem útulek<text:s/>není<text:s/>definován. Právní úprava nestanovuje ani povinnost registrace<text:s/>zájmových chovů<text:s/>u krajské veterinární správy.<text:s/>Ředitel dále sdělil, že<text:s/>původ nově příchozích zvířat (termín<text:s/>použitý<text:s/>v protokolu<text:s/>z kontrolní prohlídky) veterinární správa nezjišťovala.<text:s/>Další informace<text:s/>o chovu si veterinární správa<text:s/>z informací dostupných online<text:s/>na internetu, případně vyzváním některých osob<text:s/>k podání vysvětlení<text:s/>či<text:s/>jiným způsobem nezjišťovala.<text:s/>Veterinární správa<text:s/>se<text:s/>v součinnosti se stavebním úřadem nezabývala stavebnětechnickým<text:s/>a právním stavem nemovitostí,<text:s/>ve kterých je chov umístěn.</text:p>
      <text:soft-page-break/>
      <text:p text:style-name="Základnítext">Ředitel<text:s/>veterinární správy<text:s/>mě<text:s/>informoval, že<text:s/>v předmětném chovu provede<text:s/>veterinární správa<text:s/>opětovnou<text:s/>kontrolu<text:s/>za účelem prošetření, zda se<text:s/>jedná<text:s/>i o chov<text:s/>sdružení, respektive<text:s/>o útulek<text:s/>pro toulavá<text:s/>a opuštěná zvířata.<text:s/>Ta se konala<text:s/>dne<text:s/>9. 6. 2017.<text:span text:style-name="Značkapozn.podčarou"><text:note text:note-class="footnote" text:id="_ftn6"><text:note-citation>7</text:note-citation><text:note-body><text:p text:style-name="Textpozn.podčarou"><text:s/><text:span text:style-name="T38"><text:tab/></text:span><text:span text:style-name="T39">Vyjádření ředitele veterinární správy ze dne 19. 10. 2017, č. j. SVS/2017/119159-B.</text:span></text:p></text:note-body></text:note></text:span><text:s/>Veterinární správa zjistila, že chovatelka chová 3 kocoury<text:s/>a 2 psy jako svá vlastní zájmová zvířata. Dále zjistila, že<text:s/>v nemovitosti<text:s/>sdružení<text:s/>(nyní již „K. o., z. s.“)<text:s/>chová 220 koček<text:s/>a 9 psů. Veterinární správa nezjistila, že by docházelo<text:s/>k týrání jakýchkoli zvířat. Kontrolou zjistila, že<text:s/>sdružení<text:s/>zajišťuje péči toulavým<text:s/>a opuštěným zvířatům<text:s/>a nabízí tato zvířata novým chovatelům.<text:s/>Sdružení<text:s/>předložilo<text:s/>evidenci zvířat přijatých, vydaných<text:s/>i aktuálně chovaných, provozní řád<text:s/>a osvědčení<text:s/>o odborné způsobilosti<text:s/>pro odchyt toulavých<text:s/>a opuštěných zvířat<text:s/>a zacházení<text:s/>s nimi včetně péče<text:s/>o ně<text:s/>v útulcích<text:s/>pro zvířata.</text:p>
      <text:p text:style-name="Základnítext">Z<text:s/>předložených písemností jsem zjistil také následující skutečnosti. Anonymní podnět<text:s/>XY<text:s/>byl nazván jako „Stížnost<text:s/>na provoz útulku<text:s/>pro zvířata<text:s/>k. o.<text:s/>xxx<text:s/>a související podnikatelské činnosti“.<text:s/>V anonymním podání<text:s/>XY<text:s/>jasně<text:s/>xxx<text:s/>tvrzení, že chovatelka provozuje<text:s/>v nemovitosti útulek<text:s/>pro zvířata.<text:s/>Dále<text:s/>v žádosti<text:s/>o součinnost<text:s/>při provedení kontroly<text:s/>ze dne 14. 9. 2016<text:s/>živnostenský úřad<text:s/>veterinární správu seznámil<text:s/>s tím,<text:s/>že je třeba zjistit, zda<text:s/>chovatelka<text:s/>provozuje zájmový chov zvířat,<text:s/>anebo útulek<text:s/>pro opuštěná zvířata<text:s/>a za jakých podmínek,<text:s/>a prověřit stížnost<text:s/>na nepřiměřené podmínky chovu.</text:p>
      <text:p text:style-name="Základnítext">Vedoucí<text:s/>živnostenského úřadu<text:s/>k vyjádření předložila<text:s/>také<text:s/>písemnost starosty obce<text:s/>xxx<text:s/>ze dne 23. 9. 2016. Zde starosta uvedl, že útulek je provozován<text:s/>v části obce „xxx“.<text:s/>Při návštěvě tohoto zařízení bylo zjevné, že<text:s/>je<text:s/>o kočky<text:s/>v tomto útulku<text:s/>řádně pečováno. Majitelka přebírá<text:s/>od obce nalezená zvířata<text:s/>do své péče.</text:p>
      <text:p text:style-name="Základnítext">Z<text:s/>veřejně dostupných informací<text:s/>na internetových stránkách Státní veterinární správy České republiky jsem zjistil, že<text:s/>k datu<text:s/>12.<text:s/>12.<text:s/>2017<text:s/>bylo<text:s/>sdružení<text:s/>registrováno<text:s/>jako útulek<text:s/>pod registračním číslem<text:s/>CZ 62C04746.</text:p>
      <text:p text:style-name="Základnítext">V<text:s/>šetřeném případě považuji<text:s/>za zásadní posouzení, zda chov zvířat již před jeho registrací jako útulku vykazoval faktické znaky útulku<text:s/>a dopadala<text:s/>na něj právní regulace takových zařízení, nebo zda se jednalo „pouze“<text:s/>o zájmový chov.</text:p>
      <text:p text:style-name="Základnítext">Do<text:s/>31. 10. 2017 právní řád neobsahoval výslovnou definici pojmu útulek.<text:s/>Legální definice byla zavedena<text:s/>do veterinárního zákona novelou účinnou<text:s/>od 1. 11. 2017.<text:span text:style-name="Značkapozn.podčarou"><text:note text:note-class="footnote" text:id="_ftn7"><text:note-citation>8</text:note-citation><text:note-body><text:p text:style-name="Textpozn.podčarou"><text:s/><text:span text:style-name="T40"><text:tab/></text:span><text:span text:style-name="T41">Zákon č. 302/2007 Sb., kterým se mění zákon č. 166/1999 Sb., o veterinární péči a o změně některých souvisejících zákonů (veterinární zákon), ve znění pozdějších předpisů, a některé související zákony.</text:span></text:p></text:note-body></text:note></text:span><text:s/>Zavedení<text:s/>legální definice<text:s/>definitivně ukončilo výkladové obtíže,<text:s/>co útulkem je,<text:s/>a co nikoli.<text:s/>Do doby zakotvení právní definice pojmu útulek bylo<text:s/>na úřadech aplikujících veterinární zákon<text:s/>v každém konkrétním případě činit řádnou<text:s/>správní úvahu<text:s/>a posoudit, zda konkrétní zařízení či chov vykazuje znaky<text:s/>útulku<text:s/>pro zvířata.<text:s/>V praxi se vyskytovaly případy, kdy provozovatelé vyvíjející činnost útulků<text:s/>svá<text:s/>zařízení<text:s/>záměrně nazývali jiným označením<text:s/>ve snaze<text:s/>vyhnout<text:s/>se plnění povinností uložených provozovatelům útulků.<text:s/>Proto Ministerstvo zemědělství<text:s/>poskytlo jasný výklad<text:span text:style-name="Značkapozn.podčarou"><text:note text:note-class="footnote" text:id="_ftn8"><text:note-citation>9</text:note-citation><text:note-body><text:p text:style-name="Textpozn.podčarou"><text:s/><text:span text:style-name="T42"><text:tab/></text:span><text:span text:style-name="T43">Vyjádření k problematice zřizování útulků a tzv. depozit.</text:span></text:p></text:note-body></text:note></text:span>, jaké zařízení je nutné<text:s/>v rovině právní<text:s/>za útulek<text:s/>považovat, byť není přímo<text:s/>za útulek označeno.<text:s/>Podle ministerstva bylo nutné<text:s/>za útulek považovat všechna<text:s/><text:soft-page-break/>zařízení, která poskytovala péči toulavým nebo opuštěným zvířatům<text:s/>v lidské péči, bez ohledu<text:s/>na to, zda bylo slovo „útulek“ obsaženo<text:s/>v jejich názvu.<text:s/>Povinnosti spojené<text:s/>s provozem zařízení tedy bylo nutné<text:s/>i před<text:s/>1. 11. 2017, tj. před účinností novely veterinárního zákona,<text:s/>dovozovat<text:s/>z faktické činnosti<text:s/>v takových zařízeních.<text:s/>Pokud někdo<text:s/>poskytoval péči opuštěným<text:s/>a toulavým zvířatům<text:s/>v zájmovém chovu, platily<text:s/>pro něj povinnosti provozovatele útulku<text:s/>vymezené<text:s/>především<text:s/>v zákoně<text:s/>na ochranu zvířat proti týrání<text:s/>a ve veterinárním zákoně.</text:p>
      <text:p text:style-name="Základnítext">Jednou<text:s/>z mnoha povinností, které provozovateli útulku platná právní úprava<text:s/>v době provádění první kontroly stanovovala,<text:s/>byla<text:s/>např.<text:s/>ve smyslu<text:s/>§ 25 odst. 3 zákona<text:s/>na ochranu zvířat proti týrání<text:s/>povinnost vést provozní řád zabezpečující ochranu pohody zvířat<text:s/>a organizaci práce<text:s/>a pracovních postupů<text:s/>stanovených zvláštním<text:s/>právním předpisem, vést seznam přijatých zvířat<text:s/>s uvedením počtu, druhu, popisu včetně identifikačních znaků, hmotnosti, data<text:s/>a místa nálezu zvířat nebo uvedení jejich původních chovatelů atd.</text:p>
      <text:p text:style-name="Základnítext">Rozlišení, zda se jedná<text:s/>o útulek,<text:s/>nebo zájmový chov,<text:s/>je významné<text:s/>také<text:s/>z hlediska<text:s/>předcházení<text:s/>a zdolávání infekčních<text:s/>a parazitárních onemocnění.<text:s/>Pro budování těchto zařízení je<text:s/>také<text:s/>nutné stanovit<text:s/>a dodržovat určitá pravidla<text:s/>a jejich vnitřní uspořádání.<text:span text:style-name="Značkapozn.podčarou"><text:note text:note-class="footnote" text:id="_ftn9"><text:note-citation>10</text:note-citation><text:note-body><text:p text:style-name="Textpozn.podčarou"><text:s/><text:span text:style-name="T44"><text:tab/></text:span><text:span text:style-name="T45">Radek Dřevěný, Martina Malíková. Zavedení zákonné definice pojmu „útulek“ v českém právním řádu. Veterinářství. Hospodářská zvířata. 2016. 4/2016. s</text:span><text:span text:style-name="T46">.</text:span><text:span text:style-name="T47"> 456‒460.</text:span></text:p></text:note-body></text:note></text:span><text:s/>Zjednodušeně řečeno,<text:s/>na útulky<text:s/>by měly být<text:s/>kladeny vyšší požadavky než<text:s/>na zájmový chov. Důvodem je mj.<text:s/>i to, že útulky poskytují obvykle péči většímu počtu zvířat, zvířatům opuštěným<text:s/>a toulavým,<text:s/>u kterých je riziko<text:s/>výskytu onemocnění vyšší.</text:p>
      <text:p text:style-name="Základnítext">Neakceptuji<text:s/>důvody,<text:s/>pro které se veterinární správa<text:s/>nezabývala původem zvířat<text:s/>chovaných<text:s/>v nemovitosti<text:s/>a fungováním<text:s/>sdružení.<text:s/>Živnostenský úřad<text:s/>ji<text:s/>prokazatelně<text:s/>upozornil<text:s/>na povinnost<text:s/>zabývat se původem zvířat<text:s/>v nemovitosti<text:s/>a posoudit,<text:s/>zda<text:s/>v nemovitosti nějaká osoba (ať už právnická,<text:s/>či fyzická) zařízení odpovídající útulku provozuje.<text:s/>Veterinární správa však<text:s/>původ<text:s/>velkého<text:s/>množství zvířat<text:s/>v nemovitosti<text:s/>neověřila, když<text:s/>vycházela pouze<text:s/>z prohlášení chovatelky, že se jedná<text:s/>o její zájmový chov.</text:p>
      <text:p text:style-name="Základnítext"><text:span text:style-name="Silné">Z</text:span><text:span text:style-name="Silné">jištění původu zvířat chovaných</text:span><text:span text:style-name="Silné"><text:s/>v </text:span><text:span text:style-name="Silné">nemovitosti bylo<text:s/></text:span><text:span text:style-name="Silné">klíčové</text:span><text:span text:style-name="Silné"><text:s/>pro </text:span><text:span text:style-name="Silné">posouzení, zda chovatelka nebo<text:s/></text:span><text:span text:style-name="Silné">sdružení</text:span><text:span text:style-name="Silné"><text:s/></text:span><text:span text:style-name="Silné">fakticky neprovozuje útulek.</text:span><text:span text:style-name="Silné"><text:s/>Od </text:span><text:span text:style-name="Silné">této základní úvahy se pak měly odvíjet také další kroky veterinární správy. Zejména pokud by zjistila nedodržení<text:s/></text:span><text:span text:style-name="Silné">právních předpisů</text:span><text:span text:style-name="Silné">, byl by to důvod</text:span><text:span text:style-name="Silné"><text:s/>pro </text:span><text:span text:style-name="Silné">vedení</text:span><text:span text:style-name="Silné"><text:s/>sankčního řízení</text:span><text:span text:style-name="Silné">. Veterinární správa<text:s/></text:span><text:span text:style-name="Silné">tak<text:s/></text:span><text:span text:style-name="Silné">postupovala</text:span><text:span text:style-name="Silné"><text:s/>v </text:span><text:span text:style-name="Silné">rozporu</text:span><text:span text:style-name="Silné"><text:s/>s </text:span><text:span text:style-name="Silné">vyšetřovací zásadou</text:span><text:span text:style-name="Silné"><text:s/>a </text:span><text:span text:style-name="Silné">pochybila, když<text:s/></text:span><text:span text:style-name="Silné">řádně</text:span><text:span text:style-name="Silné"><text:s/></text:span><text:span text:style-name="Silné">ne</text:span><text:span text:style-name="Silné">prověři</text:span><text:span text:style-name="Silné">la</text:span><text:span text:style-name="Silné">, zda</text:span><text:span text:style-name="Silné"><text:s/>v </text:span><text:span text:style-name="Silné">nemovitosti</text:span><text:span text:style-name="Silné"><text:s/>není</text:span><text:span text:style-name="Silné"><text:s/>provozován útulek</text:span><text:span text:style-name="Silné"><text:s/>(tedy je poskytována péče opuštěným</text:span><text:span text:style-name="Silné"><text:s/>a </text:span><text:span text:style-name="Silné">toulavým zvířatům</text:span><text:span text:style-name="Silné">)</text:span><text:span text:style-name="Silné">.</text:span><text:span text:style-name="Silné"><text:s/>K </text:span><text:span text:style-name="Silné">tomu jí mohly sloužit</text:span><text:span text:style-name="Silné"><text:s/>všech</text:span><text:span text:style-name="Silné">ny</text:span><text:span text:style-name="Silné"><text:s/>dostupn</text:span><text:span text:style-name="Silné">é</text:span><text:span text:style-name="Silné"><text:s/>prostředk</text:span><text:span text:style-name="Silné">y</text:span><text:span text:style-name="Silné">, například podání vysvětlení osob, které</text:span><text:span text:style-name="Silné"><text:s/>s </text:span><text:span text:style-name="Silné">péčí</text:span><text:span text:style-name="Silné"><text:s/>o </text:span><text:span text:style-name="Silné">zvířata pomáhají, zástupců samosprávy, veřejně dostupn</text:span><text:span text:style-name="Silné">é</text:span><text:span text:style-name="Silné"><text:s/>informac</text:span><text:span text:style-name="Silné">e</text:span><text:span text:style-name="Silné"><text:s/>na </text:span><text:span text:style-name="Silné">internetu</text:span><text:span text:style-name="Silné"><text:s/>a </text:span><text:span text:style-name="Silné">sociálních sítích</text:span><text:span text:style-name="Silné"><text:s/>apod.</text:span></text:p>
      <text:p text:style-name="Základnítext"><text:span text:style-name="Silné">Dospěl jsem tedy</text:span><text:span text:style-name="Silné"><text:s/>k </text:span><text:span text:style-name="Silné">závěru,</text:span><text:span text:style-name="Silné"><text:s/>že veterinární<text:s/></text:span><text:span text:style-name="Silné">s</text:span><text:span text:style-name="Silné">p</text:span><text:span text:style-name="Silné">ráva</text:span><text:span text:style-name="Silné"><text:s/>při </text:span><text:span text:style-name="Silné">první kontrole<text:s/></text:span><text:span text:style-name="Silné">nesprávně vyhodnotila</text:span><text:span text:style-name="Silné"><text:s/>všechny známé skutečnosti. Pokud by se</text:span><text:span text:style-name="Silné"><text:s/></text:span><text:span text:style-name="Silné">nimi řá</text:span><text:span text:style-name="Silné">dně vypořádala, nemohla by podl</text:span><text:span text:style-name="Silné">e</text:span><text:span text:style-name="Silné"><text:s/>mého</text:span><text:span text:style-name="Silné"><text:s/>názoru dospět</text:span><text:span text:style-name="Silné"><text:s/>k </text:span><text:span text:style-name="Silné">jinému závěru, než že<text:s/></text:span><text:span text:style-name="Silné">je</text:span><text:span text:style-name="Silné"><text:s/>v </text:span><text:span text:style-name="Silné">nemovitosti fakticky provozován útulek.</text:span><text:span text:style-name="Silné"><text:s/>Z </text:span><text:span text:style-name="Silné">toho pak<text:s/></text:span><text:span text:style-name="Silné">měla vyvodit své další postupy</text:span><text:span text:style-name="Silné">,</text:span><text:span text:style-name="Silné"><text:s/>např.<text:s/></text:span><text:span text:style-name="Silné">podání podnětu obecnímu úřadu obce</text:span><text:span text:style-name="Silné"><text:s/></text:span><text:soft-page-break/><text:span text:style-name="Silné">s </text:span><text:span text:style-name="Silné">rozš</text:span><text:span text:style-name="Silné">ířenou působností</text:span><text:span text:style-name="Silné"><text:s/>k </text:span><text:span text:style-name="Silné">projednání přestupků<text:s/></text:span><text:span text:style-name="Silné">podle zákona</text:span><text:span text:style-name="Silné"><text:s/>na </text:span><text:span text:style-name="Silné">ochranu zvířat proti</text:span><text:span text:style-name="Silné"> </text:span><text:span text:style-name="Silné">týrání (</text:span><text:span text:style-name="Silné">minimálně</text:span><text:span text:style-name="Silné"><text:s/>z </text:span><text:span text:style-name="Silné">důvodu nevedení patřičné evidence zvířat).</text:span></text:p>
      <text:p text:style-name="Základnítext">Veterinární správa své pochybení napravila<text:s/>při následující kontrole.</text:p>
      <text:h text:style-name="Nadpis4" text:outline-level="4">Součinnost veterinární správy se stavebním úřadem</text:h>
      <text:p text:style-name="Základnítext">Podle ustanovení<text:s/>§ 56<text:s/>odst. 1 písm. b) veterinárního zákona<text:s/>vydává<text:s/>Státní veterinární správa<text:s/>závazný posudek, který<text:s/>je podkladem<text:s/>ve stavebním řízení,<text:s/>pro ohlášení stavby<text:s/>a pro vydání kolaudačního souhlasu<text:s/>ke stavbě nebo zařízení útulku.</text:p>
      <text:p text:style-name="Základnítext">Podle<text:s/>§ 126 odst. 2 stavebního zákona<text:span text:style-name="Značkapozn.podčarou"><text:note text:note-class="footnote" text:id="_ftn10"><text:note-citation>11</text:note-citation><text:note-body><text:p text:style-name="Textpozn.podčarou"><text:s/><text:span text:style-name="T48"><text:tab/></text:span><text:span text:style-name="T49">Zákon č. 183/2006 Sb., o územním plánování a stavebním řádu, ve znění pozdějších předpisů.</text:span></text:p></text:note-body></text:note></text:span><text:s/>změna<text:s/>v účelu užívání stavby,<text:s/>v jejím provozním zařízení,<text:s/>ve způsobu výroby nebo<text:s/>v jejím podstatném rozšíření<text:s/>a změna<text:s/>v činnosti, jejíž účinky by mohly ohrozit život<text:s/>a veřejné zdraví, život<text:s/>a zdraví zvířat, bezpečnost nebo životní prostředí, nebo změna doby trvání dočasné stavby nebo změna dočasné stavby<text:s/>na stavbu trvalou<text:s/>je přípustná jen<text:s/>na základě souhlasu nebo povolení stavebního úřadu.</text:p>
      <text:p text:style-name="Základnítext">Ze skutečností uvedených<text:s/>v části C.1.1 této zprávy<text:s/>o šetření je zřejmé, že útulek je provozován<text:s/>v rodinném domě<text:s/>a veterinární správa nijak se stavebním úřadem neprojednávala stavebnětechnickou<text:s/>a stavebně právní stránku nemovitosti.</text:p>
      <text:p text:style-name="Základnítext"><text:span text:style-name="Silné">Mám</text:span><text:span text:style-name="Silné"><text:s/>za </text:span><text:span text:style-name="Silné">to, že veterinární správa měla</text:span><text:span text:style-name="Silné"><text:s/>ve </text:span><text:span text:style-name="Silné">vazbě</text:span><text:span text:style-name="Silné"><text:s/>na </text:span><text:span text:style-name="Silné">zjištěné skutečnosti vyzvat příslušný stavební úřad</text:span><text:span text:style-name="Silné"><text:s/>k </text:span><text:span text:style-name="Silné">poskytnutí součinnosti</text:span><text:span text:style-name="Silné"><text:s/>při </text:span><text:span text:style-name="Silné">kontrolních prohlídkách</text:span><text:span text:style-name="Silné"><text:s/>za </text:span><text:span text:style-name="Silné">účelem posouzení, zda je<text:s/></text:span><text:span text:style-name="Silné">nemovitost</text:span><text:span text:style-name="Silné"><text:s/>užívána</text:span><text:span text:style-name="Silné"><text:s/>v </text:span><text:span text:style-name="Silné">souladu</text:span><text:span text:style-name="Silné"><text:s/>s </text:span><text:span text:style-name="Silné">povoleným účelem. Pokud tak veterinární správa neučinila, žádám ji, aby<text:s/></text:span><text:span text:style-name="Silné">svou neči</text:span><text:span text:style-name="Silné">nnost</text:span><text:span text:style-name="Silné"><text:s/>v </text:span><text:span text:style-name="Silné">tomto ohledu napravila.</text:span></text:p>
      <text:p text:style-name="Základnítext">Z<text:s/>výše uvedených skutečností je totiž zřejmé, že<text:s/>na zahradě rodinného domu byly realizovány voliéry, domečky<text:s/>a výběhy,<text:s/>v nichž jsou chována toulavá<text:s/>a opuštěná zvířata.<text:s/>Rovněž<text:s/>z předložených<text:s/>protokolů<text:s/>o kontrolních prohlídkách vyplývá, že garáž rodinného domu<text:s/>a některé jiné další místnosti<text:s/>slouží jako karanténa<text:s/>pro toulavá<text:s/>a opuštěná zvířata.<text:s/>Vzhledem<text:s/>ke sdělení veterinární správy, že žádný závazný posudek<text:s/>ve smyslu ustanovení<text:s/>§ 56 odst. 1 veterinárního zákona<text:s/>v minulosti nevydávala, jsem nabyl<text:s/>důvodné podezření, zda je stavebně<text:s/>právní stránka tohoto zařízení<text:s/>v souladu<text:s/>s legislativou<text:s/>na úseku stavebním.</text:p>
      <text:h text:style-name="Nadpis4" text:outline-level="4">Posouzení zdravotního stavu<text:s/>a pohody zvířat chovaných<text:s/>v nemovitosti</text:h>
      <text:p text:style-name="Základnítext">Krajská veterinární správa je odborným orgánem, jehož<text:s/>úkolem je mimo jiné<text:s/>posouzení kondice,<text:s/>zdravotního stavu<text:s/>a pohody<text:s/>chovaných zvířat.<text:s/>Pokud krajská veterinární správa prověřuje podnět<text:s/>na týrání zvířat, musí využít všech zákonných možností (obrazové záznamy, odběr<text:s/>a analýza vzorků, listinné důkazy), které jí umožní zjistit stav věci<text:s/>v takovém rozsahu, aby mohla učinit závěr, zda chovatel porušil,<text:s/>či neporušil své povinnosti.<text:s/>Krajská veterinární správa tedy musí postupovat<text:s/>v souladu se zásadou materiální pravdy<text:span text:style-name="Značkapozn.podčarou"><text:note text:note-class="footnote" text:id="_ftn11"><text:note-citation>12</text:note-citation><text:note-body><text:p text:style-name="P50"><text:s/><text:span text:style-name="T51"><text:tab/></text:span>Ustanovení § 3 zákona č. 500/2004 Sb., správní<text:span text:style-name="T52">ho</text:span><text:s/>řád<text:span text:style-name="T53">u</text:span>, ve znění pozdějších předpisů<text:span text:style-name="T54">.</text:span></text:p></text:note-body></text:note></text:span>.</text:p>
      <text:p text:style-name="Základnítext">V<text:s/>protokolech<text:s/>o provedených kontrolách<text:s/>krajská veterinární správa<text:s/>zejména popsala místo<text:s/>chovu,<text:s/>způsob organizace chovu<text:s/>a způsob<text:s/>zajišťování<text:s/>výživy<text:s/>zvířat.<text:s/>V protokolu<text:s/>z první kontroly<text:s/>veterinární správa<text:s/>blíže popsala pouze psy.<text:s/>Kočky nepopsala. Pouze uvedla, že<text:s/><text:soft-page-break/>pro nově příchozí kočky je zřízena karanténní místnost, kde probíhá vyšetření zvířat. Všechna zvířata jsou vyšetřena<text:s/>na FeLV<text:s/>a FIV.<text:s/>V protokolu<text:s/>z první kontrolní prohlídky<text:s/>ke zdravotnímu stavu chovaných zvířat<text:s/>obecně<text:s/>uvedla, že kontrolovaná zvířata byla<text:s/>v dobrém zdravotním<text:s/>a výživném stavu.<text:s/>V protokolu<text:s/>z druhé kontrolní<text:s/>prohlídky chovu<text:s/>sdružení<text:s/>veterinární správa<text:s/>ke zdravotnímu stavu koček<text:s/>opět pouze obecně<text:s/>uvedla, že<text:s/>v době kontroly byla zvířata<text:s/>v dobrém zdravotním<text:s/>a výživném stavu.<text:s/>Svůj závěr blíže nezdůvodnila.</text:p>
      <text:p text:style-name="Textpozn.podčarou"><text:span text:style-name="T55">V</text:span><text:span text:style-name="T56">eterinární správa dostatečně<text:s/></text:span><text:span text:style-name="T57">konkrétně<text:s/></text:span><text:span text:style-name="T58">nepopsala</text:span><text:span text:style-name="T59"><text:s/>a </text:span><text:span text:style-name="T60">neověřila zdravotní stav</text:span><text:span text:style-name="T61"><text:s/>chovaných zvířat.<text:s/></text:span><text:span text:style-name="T62">Tvrzení, že zdravotní stav všech chovaných zvířat<text:s/></text:span><text:span text:style-name="T63">byl dobrý</text:span><text:span text:style-name="T64">,</text:span><text:span text:style-name="T65"><text:s/>ve </text:span><text:span text:style-name="T66">mně vzbuzuje<text:s/></text:span><text:span text:style-name="T67">pochybnosti</text:span><text:span text:style-name="T68">, protože</text:span><text:span text:style-name="T69"><text:s/>v </text:span><text:span text:style-name="T70">nemovitosti se dle protokolu</text:span><text:span text:style-name="T71"><text:s/>z </text:span><text:span text:style-name="T72">kontrolní prohlídky</text:span><text:span text:style-name="T73"><text:s/>ze </text:span><text:span text:style-name="T74">dne 9. 6. 2017 nachází místnost, kde jsou chovány kočky</text:span><text:span text:style-name="T75"><text:s/>s </text:span><text:span text:style-name="T76">chronickým renálním selháním.</text:span></text:p>
      <text:h text:style-name="Nadpis3" text:outline-level="3">Postup živnostenského úřadu<text:s/>v záležitosti provozování útulku</text:h>
      <text:p text:style-name="Základnítext">Vedoucí živnostenského úřadu mě seznámila<text:s/>s tím<text:span text:style-name="Značkapozn.podčarou"><text:note text:note-class="footnote" text:id="_ftn12"><text:note-citation>13</text:note-citation><text:note-body><text:p text:style-name="Textpozn.podčarou"><text:s/><text:span text:style-name="T77"><text:tab/></text:span><text:span text:style-name="T78">V</text:span><text:span text:style-name="T79">iz vyjádření ze dne 5. 6. 2017. č. j. SC/19628-17/ 10-2017/JE.</text:span></text:p></text:note-body></text:note></text:span>, že před provedením kontroly si živnostenský úřad opatřil veřejně přístupná<text:s/>data<text:s/>o sdružení<text:s/>a podnikatelce (chovatelce). Na základě provedené kontroly zjistil, že domnělá podnikatelská činnost<text:s/>v režimu živnostenského zákona<text:s/>v nemovitosti není provozována. Chovatelka se<text:s/>podle živnostenského úřadu<text:s/>plně věnuje činnosti<text:s/>ve sdružení<text:s/>a naplňování účelu<text:s/>sdružení<text:s/>v souladu se stanovami<text:s/>sdružení. Živnostenský úřad nezjistil žádné doklady, které by zakládaly podezření<text:s/>z případné výdělečné činnosti fyzické osoby anebo<text:s/>sdružení. Vedoucí dále uvedla, že<text:s/>v útulku, který funguje<text:s/>v rodinné nemovitosti, je umístěno přibližně 200 koček<text:s/>a psů, kteří zde žijí<text:s/>v čistotě<text:s/>a<text:s/>o něž je<text:s/>řádně pečováno. Útulek funguje díky veřejným sbírkám, virtuálním adopcím, příspěvkům<text:s/>na krmiva, pelíšky<text:s/>aj.<text:s/>a finanční podpoře manžela chovatelky.</text:p>
      <text:p text:style-name="Základnítext">Vedoucí živnostenského úřadu<text:s/>dále poukázala<text:s/>na to, že<text:s/>na provozování útulků je třeba pohlížet jako<text:s/>na nesnadnou<text:s/>a záslužnou<text:s/>činnost.</text:p>
      <text:p text:style-name="Základnítext">Živnosti<text:s/>volné<text:s/>a obory činností, které náleží<text:s/>do živnosti volné, jsou<text:s/>ve vazbě<text:s/>na § 25 odst. 2 živnostenského zákona<text:span text:style-name="Značkapozn.podčarou"><text:note text:note-class="footnote" text:id="_ftn13"><text:note-citation>14</text:note-citation><text:note-body><text:p text:style-name="Textpozn.podčarou"><text:s/><text:span text:style-name="T80"><text:tab/></text:span><text:span text:style-name="T81">Z</text:span><text:span text:style-name="T82">ákon č. 455/1991 Sb., o živnostenském podnikání (živnostenský zákon), ve znění pozdějších předpisů.</text:span></text:p></text:note-body></text:note></text:span><text:s/>uvedeny<text:s/>v příloze<text:s/>č. 4.<text:s/>Tato příloha<text:s/>pod oborem činnosti<text:s/>č. 5<text:s/>za živnost volnou stanovuje<text:s/>Chov zvířat<text:s/>a jejich výcvik (s výjimkou živočišné výroby).<text:s/>Příloha<text:s/>č. 4<text:s/>nařízení vlády České republiky<text:s/>o obsahových náplních jednotlivých živností<text:span text:style-name="Značkapozn.podčarou"><text:note text:note-class="footnote" text:id="_ftn14"><text:note-citation>15</text:note-citation><text:note-body><text:p text:style-name="Textpozn.podčarou"><text:s/><text:span text:style-name="T83"><text:tab/></text:span><text:span text:style-name="T84">Nařízení vlády<text:s/></text:span><text:span text:style-name="T85">České republiky</text:span><text:span text:style-name="T86"><text:s/>o </text:span><text:span text:style-name="T87">obsahových náplních jednotlivých živností</text:span><text:span text:style-name="T88"><text:s/>č. 278/2008 Sb.</text:span></text:p></text:note-body></text:note></text:span><text:s/>(dále jen „nařízení“)<text:s/>obor činnosti<text:s/>č. 5<text:s/>Chov zvířat<text:s/>a jejich výcvik (s výjimkou živočišné výroby)<text:s/>vymezuje mimo jiné jako provozování útulků<text:s/>a jiných obdobných zařízení pečujících<text:s/>o zvířata.</text:p>
      <text:p text:style-name="Základnítext"><text:span text:style-name="T89">Ačkoliv plně souhlasím</text:span><text:span text:style-name="T90"><text:s/>s </text:span><text:span text:style-name="T91">názorem vedoucí živnostenského úřadu, že si činnost<text:s/></text:span><text:span text:style-name="T92">pr</text:span><text:span text:style-name="T93">ovozovatelů útulků zaslouží obdiv</text:span><text:span text:style-name="T94"><text:s/>a </text:span><text:span text:style-name="T95">podporu, nemohu odhlédnout také</text:span><text:span text:style-name="T96"><text:s/>od </text:span><text:span text:style-name="T97">právní stránky věci.<text:s/></text:span><text:span text:style-name="T98">Mnohá lidská činnost,</text:span><text:span text:style-name="T99"><text:s/>i </text:span><text:span text:style-name="T100">ta záslužná, je podřízena určitým obecně platným pravidlům</text:span><text:span text:style-name="T101">. Pokud bychom</text:span><text:span text:style-name="T102"><text:s/>na </text:span><text:span text:style-name="T103">dohled</text:span><text:span text:style-name="T104"><text:s/>nad </text:span><text:span text:style-name="T105">jejich plněním rezignovali,<text:s/></text:span><text:span text:style-name="T106">vedlo by to</text:span><text:span text:style-name="T107"><text:s/>k </text:span><text:span text:style-name="T108">právní nejistotě</text:span><text:span text:style-name="T109"><text:s/></text:span><text:soft-page-break/><text:span text:style-name="T110">a </text:span><text:span text:style-name="T111">nerovn</text:span><text:span text:style-name="T112">osti (rozdílům mezi těmi, kdo tato pravidla dobrovolně plní</text:span><text:span text:style-name="T113">,</text:span><text:span text:style-name="T114"><text:s/>a </text:span><text:span text:style-name="T115">těmi, kdo nikoliv). To</text:span><text:span text:style-name="T116"><text:s/>v </text:span><text:span text:style-name="T117">právním státně nelze akceptovat.</text:span></text:p>
      <text:p text:style-name="Základnítext"><text:span text:style-name="Silné">Ž</text:span><text:span text:style-name="Silné">ivnostenský úřad zařízení<text:s/></text:span><text:span text:style-name="Silné">označil</text:span><text:span text:style-name="Silné"><text:s/>za </text:span><text:span text:style-name="Silné">útulek, ale skutečnost, že je</text:span><text:span text:style-name="Silné"><text:s/>v </text:span><text:span text:style-name="Silné">nemovitosti provozována živnost bez patřičného živnostenského oprávnění, zcela pominul.</text:span><text:span text:style-name="Silné"><text:s/></text:span><text:span text:style-name="Silné">O</text:span><text:span text:style-name="Silné">důvodnění živnostenského úřadu</text:span><text:span text:style-name="Silné">, že</text:span><text:span text:style-name="Silné"><text:s/>v </text:span><text:span text:style-name="Silné">nemovitosti nebyla provozována domnělá<text:s/></text:span><text:span text:style-name="Silné">podnikatelská činnost</text:span><text:span text:style-name="Silné">,</text:span><text:span text:style-name="Silné"><text:s/></text:span><text:span text:style-name="Silné">považuji</text:span><text:span text:style-name="Silné"><text:s/>za </text:span><text:span text:style-name="Silné">zcela vnitřně rozporné.</text:span><text:span text:style-name="Silné"><text:s/>Mám</text:span><text:span text:style-name="Silné"><text:s/>za </text:span><text:span text:style-name="Silné">to, že ži</text:span><text:span text:style-name="Silné">vnostenský úřad měl</text:span><text:span text:style-name="Silné"><text:s/>na </text:span><text:span text:style-name="Silné">základě důvodného podezření zahájit sankční řízení</text:span><text:span text:style-name="Silné"><text:s/>z </text:span><text:span text:style-name="Silné">důvodu nedodržování předpisů</text:span><text:span text:style-name="Silné"><text:s/>na </text:span><text:span text:style-name="Silné">úseku živnostenského podnikání.</text:span></text:p>
      <text:p text:style-name="Základnítext"><text:span text:style-name="Silné">Nahlédnutím</text:span><text:span text:style-name="Silné"><text:s/>do </text:span><text:span text:style-name="Silné">veřejně přístupného rejstříku zjišťuji, že</text:span><text:span text:style-name="Silné"><text:s/></text:span><text:span text:style-name="Silné">sdružení</text:span><text:span text:style-name="Silné"><text:s/>(IČO:<text:s/></text:span><text:span text:style-name="Silné">xxx</text:span><text:span text:style-name="Silné">)<text:s/></text:span><text:span text:style-name="Silné">nemá<text:s/></text:span><text:span text:style-name="Silné">patřičné živnostenské oprávnění</text:span><text:span text:style-name="Silné"><text:s/>k </text:span><text:span text:style-name="Silné">provozování oboru činnosti</text:span><text:span text:style-name="Silné"><text:s/>č. </text:span><text:span text:style-name="Silné">5 spadajícího</text:span><text:span text:style-name="Silné"><text:s/>do </text:span><text:span text:style-name="Silné">živnosti volné.</text:span><text:span text:style-name="Silné"><text:s/>Proto živnostenský úřad žádám, aby<text:s/></text:span><text:span text:style-name="Silné">mi sdělil, jaká opatření</text:span><text:span text:style-name="Silné"><text:s/>v </text:span><text:span text:style-name="Silné">této věci učinil.</text:span></text:p>
      <text:h text:style-name="Nadpis3" text:outline-level="3">Postup krajského úřadu<text:s/>ve věci<text:s/>posouzení veřejné<text:s/>sbírky</text:h>
      <text:p text:style-name="Základnítext">JUDr. Roman Heinz, Ph.D.<text:s/>(toho času<text:s/>pověřen řízením krajského úřadu),<text:s/>mě<text:s/>informoval<text:span text:style-name="Značkapozn.podčarou"><text:note text:note-class="footnote" text:id="_ftn15"><text:note-citation>16</text:note-citation><text:note-body><text:p text:style-name="Textpozn.podčarou"><text:s/><text:span text:style-name="T118"><text:tab/></text:span><text:span text:style-name="T119">Viz vyjádření ze dne<text:s/></text:span><text:span text:style-name="T120">31. 5. 2017</text:span><text:span text:style-name="T121">, č. j. JMK 77911/2017.</text:span></text:p></text:note-body></text:note></text:span>, že<text:s/>sdružení<text:s/>v pravidelných ročních<text:s/>intervalech předkládalo<text:s/>průběžné<text:s/>vyúčtování veřejné sbírky, kterou<text:s/>krajský úřad<text:s/>v souladu se zákonem<text:s/>o veřejných sbírkách<text:span text:style-name="Značkapozn.podčarou"><text:note text:note-class="footnote" text:id="_ftn16"><text:note-citation>17</text:note-citation><text:note-body><text:p text:style-name="Textpozn.podčarou"><text:s/><text:span text:style-name="T122"><text:tab/></text:span><text:span text:style-name="T123">Zákon č. 117/2001 Sb., o veřejných sbírkách a o změně některých zákonů (zákon o veřejných sbírkách).</text:span></text:p></text:note-body></text:note></text:span><text:s/>kontroluje<text:s/>a schvaluje. Provedenými kontrolami třech průběžných<text:s/>vyúčtování veřejné sbírky krajský úřad zjistil, že<text:s/>jsou prováděna řádně, bez závad. Získané finanční prostředky jsou využívány<text:s/>v souladu<text:s/>s účelem veřejné sbírky.<text:s/>Skutečnost, že<text:s/>sdružení<text:s/>využívá výtěžek veřejné sbírky<text:s/>v souladu<text:s/>s uvedeným účelem,<text:s/>krajský úřad<text:s/>zjistil především<text:s/>z předložených faktur.<text:s/>O konkrétním fungování<text:s/>sdružení<text:s/>neměl<text:s/>krajský úřad bližší informace.</text:p>
      <text:p text:style-name="Základnítext">Krajský úřad je<text:s/>podle<text:s/>§ 24 odst. 1 zákona<text:s/>o veřejných sbírkách<text:s/>oprávněn<text:s/>přesvědčit<text:s/>se<text:s/>kdykoliv<text:s/>v průběhu konání veřejné sbírky, zda je veřejná sbírka konána<text:s/>v souladu<text:s/>s oznámením<text:s/>a s právními předpisy.</text:p>
      <text:p text:style-name="Základnítext">Chovatelka<text:s/>v době provádění první kontroly veterinární správou<text:s/>a živnostenským úřadem tvrdila, že se jedná výlučně<text:s/>o její zájmový chov. Toto tvrzení by však<text:s/>ve vztahu<text:s/>k finančním prostředkům získaným<text:s/>prostřednictvím veřejné sbírky znamenalo jejich zneužití.<text:s/>Jinými slovy,<text:s/>finanční prostředky by tak byly využity<text:s/>k jinému než deklarovanému účelu.</text:p>
      <text:p text:style-name="Základnítext">S ohledem<text:s/>na délku trvání této veřejné sbírky<text:s/>a s ohledem<text:s/>na zjištěné skutečnosti bych<text:s/>od krajského úřadu očekával, že kontrolu<text:s/>nad průběhem veřejné sbírky<text:s/>a tím, zda jsou využívány finanční prostředky<text:s/>v souladu<text:s/>s účelem veřejné sbírky, ověří také například namátkovým provedením kontroly<text:s/>na místě, ověřením informací prostřednictvím veřejně dostupných kanálů (živnostenský rejstřík, facebookové stránky<text:s/>atd.). Také bych očekával, že<text:s/>v rámci součinnosti krajský úřad<text:s/>pro účely této kontroly<text:s/>požádá<text:s/>o další informace<text:s/>jiné<text:s/>správní úřady (právě například<text:s/>krajskou veterinární správu, živnostenský úřad).<text:s/>Domnívám se, že pochybnosti<text:s/>o účelu čerpání<text:s/>finančních<text:s/>prostředků<text:s/>získaných<text:s/>z veřejné sbírky<text:s/>mohl<text:s/>mít krajský úřad již<text:s/>na základě podání<text:s/>XY.<text:s/><text:span text:style-name="Silné">Kontrolu provedenou krajským úřadem</text:span><text:span text:style-name="Silné"><text:s/>v </text:span><text:span text:style-name="Silné">daném<text:s/></text:span><text:soft-page-break/><text:span text:style-name="Silné">případě pouze</text:span><text:span text:style-name="Silné"><text:s/>na </text:span><text:span text:style-name="Silné">základě předložených písemných dokladů chovatelkou<text:s/></text:span><text:span text:style-name="Silné">proto<text:s/></text:span><text:span text:style-name="Silné">považuji</text:span><text:span text:style-name="Silné"><text:s/>v </text:span><text:span text:style-name="Silné">daném případě</text:span><text:span text:style-name="Silné"><text:s/>za </text:span><text:span text:style-name="Silné">nedostatečnou.</text:span></text:p>
      <text:h text:style-name="Nadpis3" text:outline-level="3">Postup správních úřadů<text:s/>ve věci vyřízení stížnosti<text:s/>na nevhodné chování<text:s/>a porušení mlčenlivosti</text:h>
      <text:p text:style-name="Základnítext">XY<text:s/>xxx<text:s/>s postupem úřednice, která měla odtajnit<text:s/>xxx<text:s/>jméno<text:s/>na prováděné kontrole. Své<text:s/>tvrzení<text:s/>XY<text:s/>xxx<text:s/>facebookovou komunikací. Vedoucí úřadu stížnost vyřídila se závěrem, že úřednice<text:s/>v průběhu telefonického<text:s/>hovoru<text:s/>XY<text:s/>sdělila výsledky provedené kontroly<text:s/>ve sdružení<text:s/>a navrhla případně další postup<text:s/>ze strany<text:s/>XY,<text:s/>který by měl zabránit zániku<text:s/>sdružení. Vedoucí<text:s/>XY<text:s/>tvrzené skutečnosti ověřila<text:s/>u veterinární lékařky<text:s/>veterinární správy, která byla kontrole rovněž přítomna.<text:span text:style-name="Značkapozn.podčarou"><text:note text:note-class="footnote" text:id="_ftn17"><text:note-citation>18</text:note-citation><text:note-body><text:p text:style-name="Textpozn.podčarou"><text:s/><text:span text:style-name="T124"><text:tab/></text:span><text:span text:style-name="T125">Viz písemnost ze dne 1. 12. 2016, č. j. ZU/22914-16/73-2016/JE/3.</text:span></text:p></text:note-body></text:note></text:span><text:s/>Veterinární lékařka<text:s/>veterinární správy<text:s/>potvrdila, že úřednice<text:s/>při kontrole neporušila<text:s/>anonymitu<text:s/>XY.<text:s/>Osobou, která uvedla jméno<text:s/>podatele (XY),<text:s/>byla veterinární lékařka (pozn. odlišná<text:s/>od veterinární lékařky veterinární správy), která se zapojila<text:s/>na facebookových stránkách<text:s/>do diskuse<text:s/>o sdružení.<text:s/>Ta<text:s/>to také<text:s/>potvrdila.</text:p>
      <text:p text:style-name="Základnítext">XY<text:s/>se<text:s/>xxx<text:s/>se žádostí<text:s/>o prošetření stížnosti<text:s/>na krajský úřad. Krajský úřad<text:span text:style-name="Značkapozn.podčarou"><text:note text:note-class="footnote" text:id="_ftn18"><text:note-citation>19</text:note-citation><text:note-body><text:p text:style-name="Textpozn.podčarou"><text:s/><text:span text:style-name="T126"><text:tab/></text:span><text:span text:style-name="T127">Viz písemnost ze dne 6. 2. 2017,</text:span><text:s/><text:span text:style-name="T128">č</text:span><text:span text:style-name="T129">. j. JMK 19817/2017</text:span><text:span text:style-name="T130">.</text:span></text:p></text:note-body></text:note></text:span><text:s/>XY<text:s/>sdělil, že úsudek<text:s/>a závěr, který úřad<text:s/>v dané záležitosti učinil, je evidentním vyústěním<text:s/>ve spisu<text:s/>shromážděných důkazních materiálů<text:s/>a podkladů. Důkazy,<text:s/>o které se úřad opírá, jsou dostačující, nejsou rozporné<text:s/>a logicky<text:s/>na sebe navazují. Krajský úřad proto jejich věrohodnost nezpochybnil<text:s/>a ztotožnil se se závěry městského úřadu<text:s/>o nedůvodnosti<text:s/>stížnosti<text:s/>XY.</text:p>
      <text:p text:style-name="Základnítext"><text:span text:style-name="Silné">Po prostudování<text:s/></text:span><text:span text:style-name="Silné">uvedených skutečností</text:span><text:span text:style-name="Silné"><text:s/>se ztotožňuji</text:span><text:span text:style-name="Silné"><text:s/>se závěrem<text:s/></text:span><text:span text:style-name="Silné">krajského úřadu. Tvrzení veterinární lékařky</text:span><text:span text:style-name="Silné"><text:s/>a </text:span><text:span text:style-name="Silné">veterinární lékařky veterinární správy jsou souladn</text:span><text:span text:style-name="Silné">á</text:span><text:span text:style-name="Silné"><text:s/>a v </text:span><text:span text:style-name="Silné">současné době nedisponuji žádnými písemnostmi, které by prokazovaly opak.</text:span><text:span text:style-name="Silné"><text:s/></text:span><text:span text:style-name="Silné">Postihovat<text:s/></text:span><text:span text:style-name="Silné">j</text:span><text:span text:style-name="Silné">ednání veterinární lékařky, která se<text:s/></text:span><text:span text:style-name="Silné">doznala, že</text:span><text:span text:style-name="Silné"><text:s/>na </text:span><text:span text:style-name="Silné">facebooku zveřejnila</text:span><text:span text:style-name="Silné"><text:s/>nepravdivé informace</text:span><text:span text:style-name="Silné">,</text:span><text:span text:style-name="Silné"><text:s/>mi nepřísluší.</text:span></text:p>
      <text:h text:style-name="P131" text:outline-level="2">Informace<text:s/>o dalším postupu</text:h>
      <text:p text:style-name="Základnítext">Na základě výše popsaných zjištění<text:s/>a úvah jsem dospěl<text:s/>k přesvědčení, že<text:s/>se Městský úřad<text:s/>Slavkov<text:s/>u Brna, obecní živnostenský úřad,<text:s/>a Krajská veterinární správa<text:s/>SVS<text:s/>pro Jihomoravský kraj<text:s/>dopustily pochybení, jež jsou popsána<text:s/>v části C. této zprávy.</text:p>
      <text:p text:style-name="Základnítext">Zprávu<text:s/>o šetření zasílám starostovi města<text:s/>Slavkov<text:s/>u Brna,<text:s/>řediteli Krajské veterinární správy Státní veterinární správy<text:s/>pro Jihomoravský kraj<text:s/>a podle ustanovení<text:s/>§ 18 odst. 1 zákona<text:s/>o veřejném ochránci práv je žádám, aby se<text:s/>ve lhůtě 30 dnů<text:s/>od jejího doručení vyjádřili<text:s/>ke zjištěným pochybením<text:s/>a informovali mě<text:s/>o přijatých opatřeních<text:s/>k nápravě.</text:p>
      <text:p text:style-name="Základnítext">Zpráva shrnuje moje dosavadní poznatky, které mohou být podkladem<text:s/>pro závěrečné stanovisko podle ustanovení<text:s/>§ 18 odst. 2 zákona<text:s/>o veřejném ochránci práv.</text:p>
      <text:p text:style-name="Základnítext">Zprávu zasílám rovněž řediteli Krajského úřadu Jihomoravského kraje<text:s/>k seznámení.</text:p>
      <text:soft-page-break/>
      <text:p text:style-name="Základnítext">Zprávu zasílám rovněž<text:s/>XY.</text:p>
      <text:p text:style-name="Základnítext"/>
      <text:p text:style-name="Základnítext">Brno<text:s/>11. července<text:s/>2018</text:p>
      <text:p text:style-name="podpis">JUDr. Stanislav Křeček v. r.</text:p>
      <text:p text:style-name="podpis">zástupce veřejné ochránkyně práv</text:p>
      <text:p text:style-name="podpis"><text:s/>(zpráva je opatřena elektronickým podpisem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border-top="none" fo:border-left="none" fo:border-bottom="0.0069in solid #008576" fo:border-right="none" fo:padding-top="0in" fo:padding-left="0in" fo:padding-bottom="0.0138in" fo:padding-right="0in" style:shadow="none" fo:margin-bottom="0.1666in" fo:line-height="115%"/>
      <style:text-properties fo:font-weight="bold" style:font-weight-asian="bold" fo:color="#008576" fo:font-size="14pt" style:font-size-asian="14pt" style:font-size-complex="13pt" fo:hyphenate="false"/>
    </style:style>
    <style:style style:name="Nadpis2" style:display-name="Nadpis 2" style:family="paragraph" style:parent-style-name="Nadpis1" style:next-style-name="Základnítext" style:default-outline-level="2">
      <style:paragraph-properties fo:border="none" fo:padding="0in" style:shadow="none" fo:margin-top="0.1666in" fo:margin-bottom="0.1388in" fo:margin-left="0.3937in" fo:text-indent="-0.3937in">
        <style:tab-stops/>
      </style:paragraph-properties>
      <style:text-properties fo:font-size="11.5pt" style:font-size-asian="11.5pt" fo:hyphenate="false"/>
    </style:style>
    <style:style style:name="Nadpis3" style:display-name="Nadpis 3" style:family="paragraph" style:parent-style-name="Nadpis2" style:next-style-name="Základnítext" style:default-outline-level="3">
      <style:paragraph-properties fo:margin-left="0.3937in" fo:text-indent="-0.3937in">
        <style:tab-stops/>
      </style:paragraph-properties>
      <style:text-properties fo:font-weight="normal" style:font-weight-asian="normal" fo:hyphenate="false"/>
    </style:style>
    <style:style style:name="Nadpis4" style:display-name="Nadpis 4" style:family="paragraph" style:parent-style-name="Nadpis2" style:next-style-name="Základnítext" style:default-outline-level="4">
      <style:paragraph-properties fo:margin-left="0.3937in" fo:text-indent="-0.3937in">
        <style:tab-stops/>
      </style:paragraph-properties>
      <style:text-properties style:font-name="Calibri" style:font-name-asian="Times New Roman" style:font-name-complex="Times New Roman" fo:font-weight="normal" style:font-weight-asian="normal" style:font-weight-complex="bold" style:font-size-complex="14pt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4pt" style:font-size-asian="14pt" style:font-size-complex="13pt"/>
    </style:style>
    <style:style style:name="Seznam" style:display-name="Seznam" style:family="paragraph" style:parent-style-name="Základnítext" style:list-style-name="LFO16">
      <style:paragraph-properties fo:margin-top="0.0833in" fo:margin-bottom="0.0833in" fo:margin-left="0.3937in" fo:text-indent="-0.3937in">
        <style:tab-stops/>
      </style:paragraph-properties>
      <style:text-properties fo:hyphenate="false"/>
    </style:style>
    <style:style style:name="ZáhlavíChar" style:display-name="Záhlaví Char" style:family="text">
      <style:text-properties style:font-name="Calibri" fo:font-size="11pt" style:font-size-asian="11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Základnítext" style:list-style-name="LFO18">
      <style:paragraph-properties fo:margin-top="0.0833in" fo:margin-bottom="0.0833in" fo:margin-left="0.3937in" fo:text-indent="-0.3937in">
        <style:tab-stops/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Základnítext"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Základnítext" style:next-style-name="zákoncitace">
      <style:paragraph-properties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Nadpis4Char" style:display-name="Nadpis 4 Char" style:family="text" style:parent-style-name="Standardnípísmoodstavce">
      <style:text-properties style:font-name="Calibri" style:font-name-asian="Times New Roman" style:font-name-complex="Times New Roman" style:font-weight-complex="bold" fo:color="#008576" fo:font-size="11.5pt" style:font-size-asian="11.5pt" style:font-size-complex="14pt"/>
    </style:style>
    <style:style style:name="Nadpis2Char" style:display-name="Nadpis 2 Char" style:family="text">
      <style:text-properties style:font-name="Calibri" fo:font-weight="bold" style:font-weight-asian="bold" fo:color="#008576" fo:font-size="11.5pt" style:font-size-asian="11.5pt" style:font-size-complex="13pt"/>
    </style:style>
    <style:style style:name="Číslovanýseznam2" style:display-name="Číslovaný seznam 2" style:family="paragraph" style:parent-style-name="Základnítext" style:list-style-name="LFO32">
      <style:paragraph-properties fo:margin-left="0.3937in" fo:text-indent="-0.3937in">
        <style:tab-stops/>
      </style:paragraph-properties>
      <style:text-properties fo:hyphenate="false"/>
    </style:style>
    <style:style style:name="Revize" style:display-name="Revize" style:family="paragraph">
      <style:text-properties style:font-name="Calibri" fo:font-size="11.5pt" style:font-size-asian="11.5pt" style:font-size-complex="12pt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suffix="." style:num-format="A" style:num-letter-sync="true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3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outline-level-style>
      <text:outline-level-style text:level="5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outline-level-style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prefix="(" style:num-suffix=")" style:num-format="A" style:num-letter-sync="true">
        <style:list-level-properties text:space-before="0.25in" text:min-label-width="0.4895in" text:list-level-position-and-space-mode="label-alignment">
          <style:list-level-label-alignment text:label-followed-by="listtab" fo:margin-left="0.7395in" fo:text-indent="-0.489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suffix="." style:num-format="A" style:num-letter-sync="true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format="1" text:display-levels="3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Záhlaví" style:family="paragraph">
      <style:paragraph-properties fo:text-align="end" fo:margin-bottom="0.5833in" fo:margin-left="-0.4923in">
        <style:tab-stops>
          <style:tab-stop style:type="center" style:position="3.6423in"/>
        </style:tab-stops>
      </style:paragraph-properties>
    </style:style>
    <style:style style:name="T3" style:parent-style-name="Standardnípísmoodstavce" style:family="text">
      <style:text-properties fo:font-size="10pt" style:font-size-asian="10pt" style:font-size-complex="10pt"/>
    </style:style>
    <style:style style:name="T4" style:parent-style-name="Standardnípísmoodstavce" style:family="text">
      <style:text-properties fo:font-size="10pt" style:font-size-asian="10pt" style:font-size-complex="10pt"/>
    </style:style>
    <style:style style:name="T5" style:parent-style-name="Standardnípísmoodstavce" style:family="text">
      <style:text-properties fo:font-size="10pt" style:font-size-asian="10pt" style:font-size-complex="10pt"/>
    </style:style>
    <style:style style:name="T6" style:parent-style-name="Standardnípísmoodstavce" style:family="text">
      <style:text-properties fo:font-size="10pt" style:font-size-asian="10pt" style:font-size-complex="10pt"/>
    </style:style>
    <style:style style:name="P7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8" style:parent-style-name="Standardnípísmoodstavce" style:family="text">
      <style:text-properties style:use-window-font-color="true"/>
    </style:style>
    <style:style style:name="P9" style:parent-style-name="Záhlaví" style:family="paragraph">
      <style:paragraph-properties fo:margin-left="4.2333in">
        <style:tab-stops>
          <style:tab-stop style:type="center" style:position="-1.0833in"/>
          <style:tab-stop style:type="right" style:position="2.0666in"/>
        </style:tab-stops>
      </style:paragraph-properties>
    </style:style>
    <style:style style:name="T10" style:parent-style-name="Standardnípísmoodstavce" style:family="text">
      <style:text-properties fo:font-size="10pt" style:font-size-asian="10pt" style:font-size-complex="10pt"/>
    </style:style>
    <style:style style:name="T11" style:parent-style-name="Standardnípísmoodstavce" style:family="text">
      <style:text-properties fo:font-size="10pt" style:font-size-asian="10pt" style:font-size-complex="10pt"/>
    </style:style>
    <style:style style:name="T12" style:parent-style-name="Standardnípísmoodstavce" style:family="text">
      <style:text-properties fo:font-size="10pt" style:font-size-asian="10pt" style:font-size-complex="10pt"/>
    </style:style>
    <style:style style:name="P13" style:parent-style-name="Záhlaví" style:family="paragraph">
      <style:paragraph-properties fo:margin-bottom="0.4166in" fo:margin-left="4.2326in">
        <style:tab-stops>
          <style:tab-stop style:type="center" style:position="-1.0826in"/>
          <style:tab-stop style:type="right" style:position="2.0673in"/>
        </style:tab-stops>
      </style:paragraph-properties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ge-content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2336" draw:style-name="a0" draw:name="Obrázek 1" text:anchor-type="paragraph" svg:x="-0.72847in" svg:y="-0.7875in" svg:width="2.29134in" svg:height="0.57087in" style:rel-width="scale" style:rel-height="scale"><draw:image xlink:href="media/image1.jpeg" xlink:type="simple" xlink:show="embed" xlink:actuate="onLoad"/><svg:title/><svg:desc/></draw:frame></text:span><text:span text:style-name="T4">Sp. zn.:<text:s/></text:span><text:span text:style-name="T5">774/2017</text:span><text:span text:style-name="T6">/VOP/MKČ</text:span></text:p>
      </style:header>
      <style:footer>
        <text:p text:style-name="P7"><text:span text:style-name="T8"><text:page-number text:fixed="false">10</text:page-number></text:span></text:p>
      </style:footer>
    </style:master-page>
    <style:master-page style:next-style-name="MP0" style:name="MPF0" style:page-layout-name="PL0">
      <style:header>
        <text:p text:style-name="P9"><draw:frame draw:z-index="251661312" draw:style-name="a1" draw:name="obrázek 3" text:anchor-type="paragraph" svg:x="-0.72847in" svg:y="-0.78681in" svg:width="2.29134in" svg:height="0.57087in" style:rel-width="scale" style:rel-height="scale"><draw:image xlink:href="media/image1.jpeg" xlink:type="simple" xlink:show="embed" xlink:actuate="onLoad"/><svg:title/><svg:desc/></draw:frame><text:span text:style-name="T10">Sp. zn.: 774</text:span><text:span text:style-name="T11">/201</text:span><text:span text:style-name="T12">7/VOP/MKČ</text:span></text:p>
        <text:p text:style-name="P13">Č. j.:<text:s/>KVOP-30140/2018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meta:initial-creator>Konečná Michaela  Mgr.</meta:initial-creator>
    <dc:creator>Bádrová Pavlína Mgr.</dc:creator>
    <meta:creation-date>2019-02-04T10:52:00Z</meta:creation-date>
    <dc:date>2019-02-04T10:52:00Z</dc:date>
    <meta:print-date>2018-07-11T08:40:00Z</meta:print-date>
    <meta:template xlink:href="Normal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0" meta:paragraph-count="52" meta:word-count="3806" meta:character-count="26211" meta:row-count="187" meta:non-whitespace-character-count="22457"/>
  </office:meta>
</office:document-meta>
</file>